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d4" officeooo:paragraph-rsid="000556d4"/>
    </style:style>
    <style:style style:name="P2" style:family="paragraph" style:parent-style-name="Standard">
      <style:text-properties officeooo:rsid="0006c184" officeooo:paragraph-rsid="0006c184"/>
    </style:style>
    <style:style style:name="P3" style:family="paragraph" style:parent-style-name="Standard">
      <style:text-properties fo:font-size="15pt" fo:font-weight="bold" officeooo:rsid="000556d4" officeooo:paragraph-rsid="000556d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6c184" officeooo:paragraph-rsid="0006c184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556d4" officeooo:paragraph-rsid="000556d4" style:font-weight-asian="bold" style:font-weight-complex="bold"/>
    </style:style>
    <style:style style:name="P6" style:family="paragraph" style:parent-style-name="Standard">
      <style:text-properties fo:font-size="12pt" fo:font-weight="normal" officeooo:rsid="0006d7fb" officeooo:paragraph-rsid="0006d7fb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888b3" officeooo:paragraph-rsid="000888b3"/>
    </style:style>
    <style:style style:name="P8" style:family="paragraph" style:parent-style-name="Standard">
      <style:text-properties officeooo:rsid="000bd5e1" officeooo:paragraph-rsid="000bd5e1"/>
    </style:style>
    <style:style style:name="P9" style:family="paragraph" style:parent-style-name="Standard" style:list-style-name="L1">
      <style:text-properties officeooo:rsid="000bd5e1" officeooo:paragraph-rsid="000bd5e1"/>
    </style:style>
    <style:style style:name="P10" style:family="paragraph" style:parent-style-name="Standard" style:list-style-name="L2">
      <style:text-properties officeooo:rsid="000888b3" officeooo:paragraph-rsid="000888b3"/>
    </style:style>
    <style:style style:name="P11" style:family="paragraph" style:parent-style-name="Standard" style:list-style-name="L2">
      <style:text-properties officeooo:rsid="0009e5c0" officeooo:paragraph-rsid="0009e5c0"/>
    </style:style>
    <style:style style:name="P12" style:family="paragraph" style:parent-style-name="Standard" style:list-style-name="L2">
      <style:text-properties officeooo:rsid="000d4866" officeooo:paragraph-rsid="000d4866"/>
    </style:style>
    <style:style style:name="P13" style:family="paragraph" style:parent-style-name="Standard">
      <style:text-properties fo:font-weight="bold" officeooo:rsid="000556d4" officeooo:paragraph-rsid="000556d4" style:font-weight-asian="bold" style:font-weight-complex="bold"/>
    </style:style>
    <style:style style:name="P14" style:family="paragraph" style:parent-style-name="Standard">
      <style:text-properties fo:font-weight="bold" officeooo:rsid="000f9b5b" officeooo:paragraph-rsid="000f9b5b" style:font-weight-asian="bold" style:font-weight-complex="bold"/>
    </style:style>
    <style:style style:name="P15" style:family="paragraph" style:parent-style-name="Standard">
      <style:text-properties fo:font-size="15pt" fo:font-weight="bold" officeooo:rsid="0006c184" officeooo:paragraph-rsid="0006c184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officeooo:rsid="000f9b5b" officeooo:paragraph-rsid="000f9b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/>
      <text:p text:style-name="P5"/>
      <text:p text:style-name="P5"/>
      <text:p text:style-name="P5">Code review</text:p>
      <text:p text:style-name="P1"/>
      <text:p text:style-name="P3">Pourquoi ?</text:p>
      <text:p text:style-name="P6">Détecter les défauts dans le code au plus tôt,</text:p>
      <text:p text:style-name="P6">Améliorer la qualité de l’app.,</text:p>
      <text:p text:style-name="P6">Former l’équipe,</text:p>
      <text:p text:style-name="P6">Évite une spécialisation trop forte des dev.,</text:p>
      <text:p text:style-name="P6">Améliorer la communication entre dev.,</text:p>
      <text:p text:style-name="P6">Trouver de nouvelle approche pour mieux coder.</text:p>
      <text:p text:style-name="P6"/>
      <text:p text:style-name="P6"/>
      <text:p text:style-name="P5"/>
      <text:p text:style-name="P4">Comment ?</text:p>
      <text:p text:style-name="P4"/>
      <text:p text:style-name="P4"/>
      <text:p text:style-name="P4"/>
      <text:p text:style-name="P4"/>
      <text:p text:style-name="P6">Tout au long du projet : pull request à chaque commit,</text:p>
      <text:p text:style-name="P2"/>
      <text:p text:style-name="P2">Revue Collective</text:p>
      <text:p text:style-name="P2">Revue par un pair</text:p>
      <text:p text:style-name="P2"/>
      <text:p text:style-name="P8">Code</text:p>
      <text:p text:style-name="P8"/>
      <text:list xml:id="list2552247872932816333" text:style-name="L1">
        <text:list-item>
          <text:p text:style-name="P9">Respecter les bonnes pratiques définies,</text:p>
        </text:list-item>
        <text:list-item>
          <text:p text:style-name="P16">PHP → PSR : <text:a xlink:type="simple" xlink:href="http://www.php-fig.org/psr/" text:style-name="Internet_20_link" text:visited-style-name="Visited_20_Internet_20_Link">http://www.php-fig.org/psr/</text:a></text:p>
          <text:p text:style-name="P16"/>
          <text:p text:style-name="P9"/>
        </text:list-item>
      </text:list>
      <text:p text:style-name="P7"/>
      <text:p text:style-name="P7"/>
      <text:p text:style-name="P7">Demande de code review :</text:p>
      <text:p text:style-name="P7"/>
      <text:list xml:id="list2883874772165679396" text:style-name="L2">
        <text:list-item>
          <text:p text:style-name="P10">Lien vers le ticket,</text:p>
        </text:list-item>
        <text:list-item>
          <text:p text:style-name="P11">Explication des taches effectués, ou descriptions des taches (liste des actions),</text:p>
        </text:list-item>
        <text:list-item>
          <text:p text:style-name="P12">revue du code en sol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08:27.946864899</meta:creation-date>
    <meta:generator>LibreOffice/5.1.4.2$Linux_X86_64 LibreOffice_project/10m0$Build-2</meta:generator>
    <dc:date>2016-11-14T18:14:46.374305470</dc:date>
    <meta:editing-duration>P2DT1H11M29S</meta:editing-duration>
    <meta:editing-cycles>6</meta:editing-cycles>
    <meta:document-statistic meta:table-count="0" meta:image-count="0" meta:object-count="0" meta:page-count="2" meta:paragraph-count="21" meta:word-count="101" meta:character-count="575" meta:non-whitespace-character-count="500"/>
  </office:meta>
</office:document-meta>
</file>